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CERRON OLIARTE LUCIANO EUGENI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SATIP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ERRON OLARTE LUCIANO EUGENI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BB CRIOLLOS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ANCES ROJO (POLLIPAVOS)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30/07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/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/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/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7T00:19:01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